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68.74mm" svg:y="5.51mm">
            <loext:p/>
            <draw:object draw:notify-on-update-of-ranges="Hoja1.B3:Hoja1.B5 Hoja1.C2:Hoja1.C2 Hoja1.C3:Hoja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8.47mm" svg:y="108.76mm">
            <loext:p/>
            <draw:object draw:notify-on-update-of-ranges="Hoja1.B26:Hoja1.B28 Hoja1.C25:Hoja1.C25 Hoja1.C26:Hoja1.C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7.65mm" svg:y="212.34mm">
            <loext:p/>
            <draw:object draw:notify-on-update-of-ranges="Hoja1.B49:Hoja1.B53 Hoja1.C48:Hoja1.C48 Hoja1.C49:Hoja1.C5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Vueltas(N)</text:p>
          </table:table-cell>
          <table:table-cell office:value-type="string" calcext:value-type="string">
            <text:p>B(T)</text:p>
          </table:table-cell>
          <table:table-cell table:number-columns-repeated="9"/>
          <table:table-cell office:value-type="string" calcext:value-type="string">
            <text:p>N=7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5E-05</text:p>
          </table:table-cell>
          <table:table-cell table:number-columns-repeated="9"/>
          <table:table-cell office:value-type="string" calcext:value-type="string">
            <text:p>x(cm)</text:p>
          </table:table-cell>
          <table:table-cell office:value-type="string" calcext:value-type="string">
            <text:p>B(mT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15" calcext:value-type="float">
            <text:p>0,0001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(m)</text:p>
          </table:table-cell>
          <table:table-cell office:value-type="string" calcext:value-type="string">
            <text:p>B(T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0.00005" calcext:value-type="float">
            <text:p>5E-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45" calcext:value-type="float">
            <text:p>0,045</text:p>
          </table:table-cell>
          <table:table-cell office:value-type="float" office:value="0.00007" calcext:value-type="float">
            <text:p>7E-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0.0001" calcext:value-type="float">
            <text:p>0,0001</text:p>
          </table:table-cell>
          <table:table-cell table:number-columns-repeated="11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office:value-type="string" calcext:value-type="string">
            <text:p>B(T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02" calcext:value-type="float">
            <text:p>2E-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05" calcext:value-type="float">
            <text:p>5E-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09" calcext:value-type="float">
            <text:p>9E-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11" calcext:value-type="float">
            <text:p>0,000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14" calcext:value-type="float">
            <text:p>0,0001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7:18:22.2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2:53:38.422000000</meta:creation-date>
    <dc:date>2017-12-03T17:38:37.859000000</dc:date>
    <meta:editing-duration>PT3H1M46S</meta:editing-duration>
    <meta:editing-cycles>3</meta:editing-cycles>
    <meta:generator>LibreOffice/5.4.3.2$Windows_X86_64 LibreOffice_project/92a7159f7e4af62137622921e809f8546db437e5</meta:generator>
    <meta:document-statistic meta:table-count="1" meta:cell-count="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Espiras R=6cm; I=5A</text:p>
        </chart:title>
        <chart:legend chart:legend-position="end" svg:x="12.777cm" svg:y="3.952cm" style:legend-expansion="high" chart:style-name="ch3"/>
        <chart:plot-area chart:style-name="ch4" table:cell-range-address="Hoja1.B2:Hoja1.C5" chart:data-source-has-labels="both" svg:x="1.331cm" svg:y="1.275cm" svg:width="11.126cm" svg:height="6.564cm">
          <chartooo:coordinate-region svg:x="2.799cm" svg:y="1.474cm" svg:width="9.564cm" svg:height="5.718cm"/>
          <chart:axis chart:dimension="x" chart:name="primary-x" chart:style-name="ch5" chartooo:axis-type="auto">
            <chartooo:date-scale/>
            <chart:title svg:x="6.718cm" svg:y="8.019cm" chart:style-name="ch6">
              <text:p>N</text:p>
            </chart:title>
            <chart:categories table:cell-range-address="Hoja1.B3:Hoja1.B5"/>
          </chart:axis>
          <chart:axis chart:dimension="y" chart:name="primary-y" chart:style-name="ch5">
            <chart:title svg:x="0.451cm" svg:y="4.72cm" chart:style-name="ch7">
              <text:p>B</text:p>
            </chart:title>
            <chart:grid chart:style-name="ch8" chart:class="major"/>
          </chart:axis>
          <chart:series chart:style-name="ch9" chart:values-cell-range-address="Hoja1.C3:Hoja1.C5" chart:label-cell-address="Hoja1.C2:Hoja1.C2" chart:class="chart:line">
            <chart:regression-curve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(T)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3:Hoja1.B5</svg:desc>
                </draw:g>
              </table:table-cell>
              <table:table-cell office:value-type="float" office:value="0.00005">
                <text:p>0.00005</text:p>
                <draw:g>
                  <svg:desc>Hoja1.C3:Hoja1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5">
                <text:p>0.00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Espiras N=1; I=5A</text:p>
        </chart:title>
        <chart:legend chart:legend-position="end" svg:x="12.777cm" svg:y="3.952cm" style:legend-expansion="high" chart:style-name="ch3"/>
        <chart:plot-area chart:style-name="ch4" table:cell-range-address="Hoja1.B25:Hoja1.C28" chart:data-source-has-labels="both" svg:x="1.331cm" svg:y="1.275cm" svg:width="11.126cm" svg:height="6.564cm">
          <chartooo:coordinate-region svg:x="2.799cm" svg:y="1.474cm" svg:width="9.326cm" svg:height="5.718cm"/>
          <chart:axis chart:dimension="x" chart:name="primary-x" chart:style-name="ch5" chartooo:axis-type="auto">
            <chartooo:date-scale/>
            <chart:title svg:x="6.718cm" svg:y="8.019cm" chart:style-name="ch6">
              <text:p>R</text:p>
            </chart:title>
            <chart:categories table:cell-range-address="Hoja1.B26:Hoja1.B28"/>
          </chart:axis>
          <chart:axis chart:dimension="y" chart:name="primary-y" chart:style-name="ch5">
            <chart:title svg:x="0.451cm" svg:y="4.72cm" chart:style-name="ch7">
              <text:p>B</text:p>
            </chart:title>
            <chart:grid chart:style-name="ch8" chart:class="major"/>
          </chart:axis>
          <chart:series chart:style-name="ch9" chart:values-cell-range-address="Hoja1.C26:Hoja1.C28" chart:label-cell-address="Hoja1.C25:Hoja1.C25" chart:class="chart:line">
            <chart:regression-curve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(T)</text:p>
                <draw:g>
                  <svg:desc>Hoja1.C25:Hoja1.C25</svg:desc>
                </draw:g>
              </table:table-cell>
            </table:table-row>
          </table:table-header-rows>
          <table:table-rows>
            <table:table-row>
              <table:table-cell office:value-type="float" office:value="0.06">
                <text:p>0.06</text:p>
                <draw:g>
                  <svg:desc>Hoja1.B26:Hoja1.B28</svg:desc>
                </draw:g>
              </table:table-cell>
              <table:table-cell office:value-type="float" office:value="0.00005">
                <text:p>0.00005</text:p>
                <draw:g>
                  <svg:desc>Hoja1.C26:Hoja1.C28</svg:desc>
                </draw:g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Espira N=3; R=6cm</text:p>
        </chart:title>
        <chart:legend chart:legend-position="end" svg:x="12.777cm" svg:y="3.952cm" style:legend-expansion="high" chart:style-name="ch3"/>
        <chart:plot-area chart:style-name="ch4" table:cell-range-address="Hoja1.B48:Hoja1.C53" chart:data-source-has-labels="both" svg:x="1.331cm" svg:y="1.275cm" svg:width="11.126cm" svg:height="6.564cm">
          <chartooo:coordinate-region svg:x="2.482cm" svg:y="1.474cm" svg:width="9.564cm" svg:height="5.718cm"/>
          <chart:axis chart:dimension="x" chart:name="primary-x" chart:style-name="ch5" chartooo:axis-type="auto">
            <chartooo:date-scale/>
            <chart:title svg:x="6.797cm" svg:y="8.019cm" chart:style-name="ch6">
              <text:p>I</text:p>
            </chart:title>
            <chart:categories table:cell-range-address="Hoja1.B49:Hoja1.B53"/>
          </chart:axis>
          <chart:axis chart:dimension="y" chart:name="primary-y" chart:style-name="ch5">
            <chart:title svg:x="0.451cm" svg:y="4.72cm" chart:style-name="ch7">
              <text:p>B</text:p>
            </chart:title>
            <chart:grid chart:style-name="ch8" chart:class="major"/>
          </chart:axis>
          <chart:series chart:style-name="ch9" chart:values-cell-range-address="Hoja1.C49:Hoja1.C53" chart:label-cell-address="Hoja1.C48:Hoja1.C48" chart:class="chart:line"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(T)</text:p>
                <draw:g>
                  <svg:desc>Hoja1.C48:Hoja1.C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49:Hoja1.B53</svg:desc>
                </draw:g>
              </table:table-cell>
              <table:table-cell office:value-type="float" office:value="0.00002">
                <text:p>0.00002</text:p>
                <draw:g>
                  <svg:desc>Hoja1.C49:Hoja1.C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14">
                <text:p>0.00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